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ignature">
      <style:paragraph-properties fo:text-align="end" style:justify-single-word="false"/>
      <style:text-properties fo:color="#000000" style:font-name="Cambria" fo:language="en" fo:country="US"/>
    </style:style>
    <style:style style:name="P2" style:family="paragraph" style:parent-style-name="Signature">
      <style:paragraph-properties fo:text-align="end" style:justify-single-word="false"/>
      <style:text-properties fo:color="#000000" style:font-name="Cambria" fo:font-size="8pt" fo:language="en" fo:country="US" style:font-size-asian="8pt" style:font-size-complex="8pt"/>
    </style:style>
    <style:style style:name="P3" style:family="paragraph" style:parent-style-name="Standard">
      <style:paragraph-properties fo:text-align="justify" style:justify-single-word="false"/>
      <style:text-properties fo:color="#000000" style:font-name="Cambria" fo:font-size="10pt" fo:language="en" fo:country="US" style:font-size-asian="10pt" style:font-size-complex="10pt"/>
    </style:style>
    <style:style style:name="P4" style:family="paragraph" style:parent-style-name="Standard">
      <style:text-properties fo:color="#000000" style:font-name="Cambria" fo:font-size="10pt" fo:language="en" fo:country="US" fo:font-style="normal" style:font-size-asian="10pt" style:font-style-asian="normal" style:font-size-complex="10pt" style:font-style-complex="normal"/>
    </style:style>
    <style:style style:name="P5" style:family="paragraph" style:parent-style-name="Standard">
      <style:text-properties fo:color="#000000" style:font-name="Cambria" fo:language="en" fo:country="US" fo:font-style="normal" style:font-style-asian="normal" style:font-style-complex="normal"/>
    </style:style>
    <style:style style:name="P6" style:family="paragraph" style:parent-style-name="Standard">
      <style:text-properties fo:color="#000000" style:font-name="Cambria" fo:language="en" fo:country="US" fo:font-style="normal" fo:font-weight="normal" style:font-style-asian="normal" style:font-weight-asian="normal" style:font-style-complex="normal" style:font-weight-complex="normal"/>
    </style:style>
    <style:style style:name="P7" style:family="paragraph" style:parent-style-name="Standard">
      <style:text-properties fo:color="#000000" style:font-name="Cambria" fo:language="en" fo:country="US" fo:font-style="italic" style:font-style-asian="italic" style:font-style-complex="italic"/>
    </style:style>
    <style:style style:name="P8" style:family="paragraph" style:parent-style-name="Standard">
      <style:text-properties fo:language="en" fo:country="US"/>
    </style:style>
    <style:style style:name="P9" style:family="paragraph" style:parent-style-name="Standard">
      <style:text-properties fo:language="en" fo:country="US" fo:font-style="italic" fo:font-weight="normal" style:font-style-asian="italic" style:font-weight-asian="normal" style:font-style-complex="italic" style:font-weight-complex="normal"/>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Cambria" fo:font-size="10pt" fo:language="en" fo:country="US" style:font-name-asian="Monaco" style:font-size-asian="10pt" style:font-name-complex="Monaco" style:font-size-complex="10pt"/>
    </style:style>
    <style:style style:name="P14" style:family="paragraph" style:parent-style-name="Text_20_body">
      <style:text-properties fo:color="#000000" style:font-name="Cambria" fo:language="en" fo:country="US" fo:font-style="normal" style:font-style-asian="normal" style:font-style-complex="normal"/>
    </style:style>
    <style:style style:name="P15" style:family="paragraph" style:parent-style-name="Text_20_body">
      <style:text-properties fo:color="#000000" style:font-name="Cambria" fo:language="en" fo:country="US" fo:font-style="italic" style:font-style-asian="italic" style:font-style-complex="italic"/>
    </style:style>
    <style:style style:name="P16" style:family="paragraph" style:parent-style-name="Text_20_body">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style:use-window-font-color="true" style:font-name="Cambria" fo:language="en" fo:country="US" fo:font-style="normal" style:font-style-asian="normal" style:font-style-complex="normal"/>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start" style:justify-single-word="false"/>
      <style:text-properties fo:font-size="8pt" fo:font-style="normal" style:font-size-asian="8pt" style:font-style-asian="normal" style:font-size-complex="8pt" style:font-style-complex="normal"/>
    </style:style>
    <style:style style:name="P22" style:family="paragraph" style:parent-style-name="Text_20_body">
      <style:text-properties fo:font-size="8pt" fo:language="en" fo:country="US" fo:font-style="normal" style:font-size-asian="8pt" style:font-style-asian="normal" style:font-size-complex="8pt" style:font-style-complex="normal"/>
    </style:style>
    <style:style style:name="P23" style:family="paragraph" style:parent-style-name="Text_20_body">
      <style:text-properties fo:font-weight="bold" style:font-weight-asian="bold" style:font-weight-complex="bold"/>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ambria" fo:font-size="11pt" fo:language="en" fo:country="US" style:font-name-asian="Monaco" style:font-size-asian="11pt" style:font-name-complex="Monaco" style:font-size-complex="11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ambria" fo:font-size="10pt" fo:language="en" fo:country="US" style:font-name-asian="Monaco" style:font-size-asian="10pt" style:font-name-complex="Monaco" style:font-size-complex="10pt"/>
    </style:style>
    <style:style style:name="P26" style:family="paragraph" style:parent-style-name="Standard">
      <style:paragraph-properties fo:margin-left="0cm" fo:margin-right="0cm" fo:text-indent="0cm" style:auto-text-indent="false"/>
      <style:text-properties fo:language="en" fo:country="US" fo:font-style="normal" fo:font-weight="bold" style:font-style-asian="normal" style:font-weight-asian="bold" style:font-style-complex="normal" style:font-weight-complex="bold"/>
    </style:style>
    <style:style style:name="P27" style:family="paragraph" style:parent-style-name="Text_20_body">
      <style:paragraph-properties fo:margin-left="0cm" fo:margin-right="0cm" fo:text-indent="0cm" style:auto-text-indent="false"/>
      <style:text-properties fo:font-size="12pt" fo:language="en" fo:country="US" fo:font-style="normal" style:font-size-asian="12pt" style:font-style-asian="normal" style:font-size-complex="12pt" style:font-style-complex="normal"/>
    </style:style>
    <style:style style:name="P28" style:family="paragraph" style:parent-style-name="Text_20_body">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29" style:family="paragraph" style:parent-style-name="Text_20_body">
      <style:paragraph-properties fo:margin-left="1.251cm" fo:margin-right="0cm" fo:text-indent="0cm" style:auto-text-indent="false"/>
      <style:text-properties fo:font-size="10pt" fo:language="en" fo:country="US" fo:font-style="italic" style:font-size-asian="10pt" style:font-style-asian="italic" style:font-size-complex="10pt" style:font-style-complex="italic"/>
    </style:style>
    <style:style style:name="P30" style:family="paragraph" style:parent-style-name="Text_20_body">
      <style:paragraph-properties fo:margin-left="1.236cm" fo:margin-right="0cm" fo:text-indent="-1.302cm" style:auto-text-indent="false">
        <style:tab-stops/>
      </style:paragraph-properties>
      <style:text-properties fo:font-size="12pt" fo:language="en" fo:country="US" style:font-size-asian="12pt" style:font-size-complex="12pt"/>
    </style:style>
    <style:style style:name="P31" style:family="paragraph" style:parent-style-name="Heading">
      <style:paragraph-properties fo:line-height="0.499cm" fo:text-align="center" style:justify-single-word="false"/>
      <style:text-properties fo:color="#000000" style:font-name="Cambria" fo:font-size="16pt" fo:language="en" fo:country="US" fo:font-weight="bold" style:font-size-asian="16pt" style:font-weight-asian="bold" style:font-size-complex="16pt" style:font-weight-complex="bold"/>
    </style:style>
    <style:style style:name="P32" style:family="paragraph" style:parent-style-name="Heading">
      <style:paragraph-properties fo:line-height="0.499cm" fo:text-align="center" style:justify-single-word="false"/>
      <style:text-properties fo:color="#000000" style:font-name="Cambria" fo:font-size="16pt" fo:language="en" fo:country="US" fo:font-style="normal" fo:font-weight="normal" style:font-size-asian="16pt" style:font-style-asian="normal" style:font-weight-asian="normal" style:font-size-complex="16pt" style:font-style-complex="normal" style:font-weight-complex="normal"/>
    </style:style>
    <style:style style:name="P33" style:family="paragraph" style:parent-style-name="Heading">
      <style:paragraph-properties fo:line-height="0.499cm" fo:text-align="center" style:justify-single-word="false"/>
      <style:text-properties fo:color="#000000" style:font-name="Cambria" fo:font-size="16pt" fo:language="en" fo:country="US" fo:font-weight="normal" style:font-size-asian="16pt" style:font-weight-asian="normal" style:font-size-complex="16pt" style:font-weight-complex="normal"/>
    </style:style>
    <style:style style:name="P34" style:family="paragraph" style:parent-style-name="Heading">
      <style:paragraph-properties fo:line-height="0.499cm" fo:text-align="center" style:justify-single-word="false"/>
      <style:text-properties fo:color="#000000" style:font-name="Cambria" fo:language="en" fo:country="US"/>
    </style:style>
    <style:style style:name="P35" style:family="paragraph" style:parent-style-name="Text_20_body">
      <style:paragraph-properties fo:margin-top="0.423cm" fo:margin-bottom="0.212cm"/>
    </style:style>
    <style:style style:name="P36" style:family="paragraph" style:parent-style-name="Text_20_body">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Standard" style:list-style-name="L1">
      <style:text-properties fo:color="#000000" style:font-name="Cambria" fo:font-size="12pt" fo:language="en" fo:country="US" fo:font-style="normal" style:font-size-asian="12pt" style:font-style-asian="normal" style:font-size-complex="12pt" style:font-style-complex="normal"/>
    </style:style>
    <style:style style:name="P40" style:family="paragraph" style:parent-style-name="Standard" style:list-style-name="L2">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41" style:family="paragraph" style:parent-style-name="Standard" style:list-style-name="L2"/>
    <style:style style:name="P42"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43" style:family="paragraph" style:parent-style-name="Standard" style:list-style-name="L3">
      <style:text-properties fo:language="en" fo:country="US" fo:font-style="normal" fo:font-weight="normal" style:font-style-asian="normal" style:font-weight-asian="normal" style:font-style-complex="normal" style:font-weight-complex="normal"/>
    </style:style>
    <style:style style:name="P44" style:family="paragraph" style:parent-style-name="Standard" style:list-style-name="L2">
      <style:text-properties fo:language="en" fo:country="US" fo:font-style="normal" fo:font-weight="bold" style:font-style-asian="normal" style:font-weight-asian="bold" style:font-style-complex="normal" style:font-weight-complex="bold"/>
    </style:style>
    <style:style style:name="P45" style:family="paragraph" style:parent-style-name="Standard" style:list-style-name="L3">
      <style:text-properties fo:language="en" fo:country="US" fo:font-style="italic" fo:font-weight="normal" style:font-style-asian="italic" style:font-weight-asian="normal" style:font-style-complex="italic" style:font-weight-complex="normal"/>
    </style:style>
    <style:style style:name="P46" style:family="paragraph" style:parent-style-name="Standard" style:list-style-name="L3">
      <style:text-properties fo:language="en" fo:country="US" fo:font-style="italic" style:font-style-asian="italic" style:font-style-complex="italic"/>
    </style:style>
    <style:style style:name="P47" style:family="paragraph" style:parent-style-name="Standard" style:list-style-name="L3">
      <style:text-properties fo:language="en" fo:country="US"/>
    </style:style>
    <style:style style:name="P48" style:family="paragraph" style:parent-style-name="Standard" style:list-style-name="L2">
      <style:paragraph-properties fo:margin-left="0cm" fo:margin-right="0cm" fo:text-indent="-0.635cm" style:auto-text-indent="false"/>
      <style:text-properties fo:language="en" fo:country="US"/>
    </style:style>
    <style:style style:name="P49" style:family="paragraph" style:parent-style-name="Standard" style:list-style-name="L2">
      <style:paragraph-properties fo:margin-left="0cm" fo:margin-right="0cm" fo:text-indent="-0.635cm" style:auto-text-indent="false"/>
      <style:text-properties fo:language="en" fo:country="US" fo:font-style="normal" fo:font-weight="normal" style:font-style-asian="normal" style:font-weight-asian="normal" style:font-style-complex="normal" style:font-weight-complex="normal"/>
    </style:style>
    <style:style style:name="P50" style:family="paragraph" style:parent-style-name="Standard" style:list-style-name="L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51" style:family="paragraph" style:parent-style-name="Heading_20_2">
      <style:paragraph-properties fo:text-align="justify" style:justify-single-word="false"/>
      <style:text-properties fo:color="#000000" style:font-name="Cambria" fo:language="en" fo:country="US"/>
    </style:style>
    <style:style style:name="P52" style:family="paragraph" style:parent-style-name="Heading_20_2">
      <style:text-properties fo:color="#000000" style:font-name="Cambria" fo:language="en" fo:country="US" fo:font-style="italic" style:font-style-asian="italic" style:font-style-complex="italic"/>
    </style:style>
    <style:style style:name="P53" style:family="paragraph" style:parent-style-name="Heading_20_2">
      <style:text-properties fo:language="en" fo:country="US" fo:font-style="normal" fo:font-weight="bold" style:font-style-asian="normal" style:font-weight-asian="bold" style:font-style-complex="normal" style:font-weight-complex="bold"/>
    </style:style>
    <style:style style:name="P54" style:family="paragraph" style:parent-style-name="Heading_20_2">
      <style:paragraph-properties fo:margin-top="0.423cm" fo:margin-bottom="0.212cm" fo:keep-with-next="always"/>
    </style:style>
    <style:style style:name="P55" style:family="paragraph" style:parent-style-name="Text_20_body" style:list-style-name="L4">
      <style:text-properties fo:language="en" fo:country="US" fo:font-style="normal" fo:font-weight="normal" style:font-style-asian="normal" style:font-weight-asian="normal" style:font-style-complex="normal" style:font-weight-complex="normal"/>
    </style:style>
    <style:style style:name="P56" style:family="paragraph" style:parent-style-name="Text_20_body" style:list-style-name="L8">
      <style:text-properties fo:language="en" fo:country="US" fo:font-style="normal" fo:font-weight="normal" style:font-style-asian="normal" style:font-weight-asian="normal" style:font-style-complex="normal" style:font-weight-complex="normal"/>
    </style:style>
    <style:style style:name="P57" style:family="paragraph" style:parent-style-name="Text_20_body" style:list-style-name="L4">
      <style:text-properties fo:language="en" fo:country="US" fo:font-weight="normal" style:font-weight-asian="normal" style:font-weight-complex="normal"/>
    </style:style>
    <style:style style:name="P58" style:family="paragraph" style:parent-style-name="Text_20_body" style:list-style-name="L8">
      <style:text-properties fo:language="en" fo:country="US" fo:font-style="italic" fo:font-weight="normal" style:font-style-asian="italic" style:font-weight-asian="normal" style:font-style-complex="italic" style:font-weight-complex="normal"/>
    </style:style>
    <style:style style:name="P59" style:family="paragraph" style:parent-style-name="Text_20_body" style:list-style-name="L5"/>
    <style:style style:name="P60" style:family="paragraph" style:parent-style-name="Text_20_body" style:list-style-name="L6">
      <style:text-properties fo:font-size="12pt" fo:language="en" fo:country="US" style:font-size-asian="12pt" style:font-size-complex="12pt"/>
    </style:style>
    <style:style style:name="P61" style:family="paragraph" style:parent-style-name="Text_20_body" style:list-style-name="L7">
      <style:text-properties fo:font-size="12pt" fo:language="en" fo:country="US" style:font-size-asian="12pt" style:font-size-complex="12pt"/>
    </style:style>
    <style:style style:name="P62" style:family="paragraph" style:parent-style-name="Text_20_body" style:list-style-name="L7">
      <style:text-properties fo:font-size="12pt" fo:language="en" fo:country="US" fo:font-style="normal" style:font-size-asian="12pt" style:font-style-asian="normal" style:font-size-complex="12pt" style:font-style-complex="normal"/>
    </style:style>
    <style:style style:name="P63" style:family="paragraph" style:parent-style-name="Text_20_body" style:list-style-name="L7">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64" style:family="paragraph" style:parent-style-name="Text_20_body" style:list-style-name="L7">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65" style:family="paragraph" style:parent-style-name="Text_20_body" style:list-style-name="L7">
      <style:text-properties fo:font-size="12pt" fo:language="en" fo:country="US" fo:font-style="italic" style:font-size-asian="12pt" style:font-style-asian="italic" style:font-size-complex="12pt" style:font-style-complex="italic"/>
    </style:style>
    <style:style style:name="P66" style:family="paragraph" style:parent-style-name="Text_20_body" style:list-style-name="L8"/>
    <style:style style:name="P67" style:family="paragraph" style:parent-style-name="Text_20_body" style:list-style-name="L7">
      <style:paragraph-properties fo:margin-left="2.501cm" fo:margin-right="0cm" fo:text-indent="-0.635cm" style:auto-text-indent="false"/>
      <style:text-properties fo:font-size="12pt" fo:language="en" fo:country="US" style:font-size-asian="12pt" style:font-size-complex="12pt"/>
    </style:style>
    <style:style style:name="P68" style:family="paragraph" style:parent-style-name="Text_20_body" style:list-style-name="L8">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69" style:family="paragraph" style:parent-style-name="Text_20_body" style:list-style-name="L8">
      <style:paragraph-properties fo:margin-left="0cm" fo:margin-right="0cm" fo:text-indent="-0.635cm" style:auto-text-indent="false"/>
    </style:style>
    <style:style style:name="T1" style:family="text">
      <style:text-properties fo:color="#000000" style:font-name="Cambria"/>
    </style:style>
    <style:style style:name="T2" style:family="text">
      <style:text-properties fo:color="#000000" style:font-name="Cambria" fo:font-weight="bold" style:font-weight-asian="bold" style:font-weight-complex="bold"/>
    </style:style>
    <style:style style:name="T3" style:family="text">
      <style:text-properties fo:color="#000000" style:font-name="Cambria" fo:font-style="normal" style:font-style-asian="normal" style:font-style-complex="normal"/>
    </style:style>
    <style:style style:name="T4" style:family="text">
      <style:text-properties fo:color="#000000" style:font-name="Cambria" fo:font-style="normal" fo:font-weight="bold" style:font-style-asian="normal" style:font-weight-asian="bold" style:font-style-complex="normal" style:font-weight-complex="bold"/>
    </style:style>
    <style:style style:name="T5" style:family="text">
      <style:text-properties fo:color="#000000" style:font-name="Cambria" fo:font-style="normal" fo:font-weight="normal" style:font-style-asian="normal" style:font-weight-asian="normal" style:font-style-complex="normal" style:font-weight-complex="normal"/>
    </style:style>
    <style:style style:name="T6" style:family="text">
      <style:text-properties fo:color="#000000" style:font-name="Cambria" fo:font-style="italic" style:font-style-asian="italic" style:font-style-complex="italic"/>
    </style:style>
    <style:style style:name="T7" style:family="text">
      <style:text-properties fo:color="#000000" style:font-name="Cambria" fo:font-size="12pt" style:font-size-asian="12pt" style:font-size-complex="12pt"/>
    </style:style>
    <style:style style:name="T8" style:family="text">
      <style:text-properties fo:color="#000000" style:font-name="Menlo-Regular" fo:font-size="10pt" style:font-name-asian="Menlo-Regular" style:font-size-asian="10pt" style:font-name-complex="Menlo-Regular" style:font-size-complex="10pt"/>
    </style:style>
    <style:style style:name="T9" style:family="text">
      <style:text-properties fo:color="#000000" style:font-name="Menlo-Regular" fo:font-size="10pt" fo:language="en" fo:country="US" fo:font-style="italic" fo:font-weight="bold" style:font-name-asian="Menlo-Regular" style:font-size-asian="10pt" style:font-style-asian="italic" style:font-weight-asian="bold" style:font-name-complex="Menlo-Regular" style:font-size-complex="10pt" style:font-style-complex="italic" style:font-weight-complex="bold"/>
    </style:style>
    <style:style style:name="T10" style:family="text">
      <style:text-properties fo:color="#000000" style:font-name="Liberation Serif1" style:font-name-asian="Menlo-Regular" style:font-name-complex="Menlo-Regular"/>
    </style:style>
    <style:style style:name="T11" style:family="text">
      <style:text-properties fo:font-size="8pt" fo:font-weight="bold" style:font-size-asian="8pt" style:font-weight-asian="bold" style:font-size-complex="8pt" style:font-weight-complex="bold"/>
    </style:style>
    <style:style style:name="T12" style:family="text">
      <style:text-properties fo:font-size="8pt" style:font-size-asian="8pt" style:font-size-complex="8pt"/>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fo:language="en" fo:country="US" fo:font-style="normal" fo:font-weight="bold" style:font-style-asian="normal" style:font-weight-asian="bold" style:font-style-complex="normal" style:font-weight-complex="bold"/>
    </style:style>
    <style:style style:name="T21" style:family="text">
      <style:text-properties fo:language="en" fo:country="US" fo:font-style="normal" fo:font-weight="normal" style:font-style-asian="normal" style:font-weight-asian="normal" style:font-style-complex="normal" style:font-weight-complex="normal"/>
    </style:style>
    <style:style style:name="T22" style:family="text">
      <style:text-properties fo:language="en" fo:country="US" fo:font-style="normal" style:font-style-asian="normal" style:font-style-complex="normal"/>
    </style:style>
    <style:style style:name="T23" style:family="text">
      <style:text-properties fo:language="en" fo:country="US" fo:font-style="italic" style:font-style-asian="italic" style:font-style-complex="italic"/>
    </style:style>
    <style:style style:name="T24" style:family="text">
      <style:text-properties fo:font-size="11pt" style:font-size-asian="11pt" style:font-size-complex="11pt"/>
    </style:style>
    <style:style style:name="T25" style:family="text">
      <style:text-properties fo:font-size="11pt" fo:language="en" fo:country="US" fo:font-style="italic" style:font-size-asian="11pt" style:font-style-asian="italic" style:font-size-complex="11pt" style:font-style-complex="italic"/>
    </style:style>
    <style:style style:name="T26" style:family="text">
      <style:text-properties fo:color="#800000" style:font-name="Liberation Serif1" style:text-underline-style="solid" style:text-underline-width="auto" style:text-underline-color="font-color" fo:font-weight="bold" style:font-name-asian="Menlo-Regular" style:font-weight-asian="bold" style:font-name-complex="Menlo-Regular" style:font-weight-complex="bold"/>
    </style:style>
    <style:style style:name="T27" style:family="text">
      <style:text-properties fo:color="#800000" style:text-underline-style="solid" style:text-underline-width="auto" style:text-underline-color="font-color" fo:font-weight="bold" style:font-weight-asian="bold" style:font-weight-complex="bold"/>
    </style:style>
    <style:style style:name="T28" style:family="text">
      <style:text-properties style:text-position="super 58%" fo:font-style="normal" style:font-style-asian="normal" style:font-style-complex="normal"/>
    </style:style>
    <style:style style:name="T29" style:family="text">
      <style:text-properties fo:font-weight="bold" style:font-weight-asian="bold" style:font-weight-complex="bold"/>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font-size="10pt" fo:language="en" fo:country="US" fo:font-style="italic" style:font-size-asian="10pt" style:font-style-asian="italic" style:font-size-complex="10pt" style:font-style-complex="italic"/>
    </style:style>
    <style:style style:name="T32" style:family="text">
      <style:text-properties fo:font-size="12pt" fo:language="en" fo:country="US" fo:font-style="normal" style:font-size-asian="12pt" style:font-style-asian="normal" style:font-size-complex="12pt"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iscoSnp++</text:p>
      <text:p text:style-name="P32">Reference-free detection of SNPs and small indels</text:p>
      <text:p text:style-name="P33">v2.2.X</text:p>
      <text:p text:style-name="P34">User's guide – April 2016</text:p>
      <text:p text:style-name="P2"/>
      <text:p text:style-name="P1"><text:span text:style-name="T11">contact: </text:span><text:a xlink:type="simple" xlink:href="mailto:pierre.peterlongo@inria.fr" text:style-name="Internet_20_link" text:visited-style-name="Visited_20_Internet_20_Link"><text:span text:style-name="T12">pierre.peterlongo@inria.fr</text:span></text:a><text:span text:style-name="T12"> – r</text:span><text:span text:style-name="T11">emarks and questions</text:span><text:span text:style-name="T12">: http://www.biostars.org/t/discosnp/</text:span></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37">GNU AFFERO GENERAL PUBLIC LICENSE <text:tab/>1</text:p>
          <text:p text:style-name="P37">Publication<text:tab/>1</text:p>
          <text:p text:style-name="P37">discoSnp++ features at a glance<text:tab/>1</text:p>
          <text:p text:style-name="P37">Quick starting<text:tab/>1</text:p>
          <text:p text:style-name="P37">Download and install<text:tab/>2</text:p>
          <text:p text:style-name="P37">Running discoSnp++<text:tab/>2</text:p>
          <text:p text:style-name="P37">Output<text:tab/>3</text:p>
          <text:p text:style-name="P38">Extensions: differences between unitig and contigs <text:tab/>5</text:p>
          <text:p text:style-name="P37">Output Analyze<text:tab/>5</text:p>
          <text:p text:style-name="P37">Exemples of close SNPs and indels<text:tab/>5</text:p>
        </text:index-body>
      </text:table-of-content>
      <text:h text:style-name="P51" text:outline-level="2"/>
      <text:h text:style-name="P51" text:outline-level="2">GNU AFFERO GENERAL PUBLIC LICENSE </text:h>
      <text:p text:style-name="P3">Copyright INRIA</text:p>
      <text:p text:style-name="P13"/>
      <text:p text:style-name="P25">Read and accept the GNU AFFERO GENERAL PUBLIC LICENSE. See the LICENCE text file. </text:p>
      <text:p text:style-name="P24"/>
      <text:h text:style-name="P51" text:outline-level="2">Publications</text:h>
      <text:p text:style-name="P19">R. Uricaru, G. Rizk, V. Lacroix, E. Quillery, O. Plantard, R. Chikhi, C. Lemaitre, and P. Peterlongo, “Reference-free detection of isolated SNPs.,” Nucleic acids research, vol. 33, pp. 1–11, Dec. 2014.</text:p>
      <text:p text:style-name="P19">C. Riou, <text:s/>C. Lemaitre, and P. Peterlongo, “VCF_creator: Mapping and VCF Creation features in DiscoSnp++”. Poster at Jobim 2015</text:p>
      <text:p text:style-name="P19"/>
      <text:h text:style-name="P52" text:outline-level="2">discoSnp++ features at a glance</text:h>
      <text:p text:style-name="P17"><text:span text:style-name="T1">Software </text:span><text:span text:style-name="T2">discoSnp++</text:span><text:span text:style-name="T1"> is designed for extracting <text:s/>Single Nucleotide Polymorphism (SNP) and small indels from raw set(s) of reads obtained with Next Generation Sequencers (NGS). </text:span></text:p>
      <text:p text:style-name="P14">Note that this tool is specially designed to use only a limited amount of memory (3 billions reads of size 100 can be treated with less that 6GB memory).</text:p>
      <text:p text:style-name="P16"><text:span text:style-name="T3">The software is composed of three independent modules. The first module, </text:span><text:span text:style-name="T4">kissnp2</text:span><text:span text:style-name="T3">, detects SNPs and indels from read sets. The second module, </text:span><text:span text:style-name="T4">kissreads2</text:span><text:span text:style-name="T3">, enhances the kissnp2 results by computing per read set <text:s/>and for each predicted polymorphism i/ its mean read coverage and ii/ the average (phred) quality of reads generating the polymorphism. The third module, </text:span><text:soft-page-break/><text:span text:style-name="T4">VCF_creator </text:span><text:span text:style-name="T5">generates a VCF file from the kissnp2/kissreads2 outputs. VCF_creator may use a reference file or not.</text:span></text:p>
      <text:h text:style-name="Heading_20_2" text:outline-level="2">Quick starting</text:h>
      <text:list xml:id="list5781583653814995647" text:style-name="L1">
        <text:list-item>
          <text:p text:style-name="P39">Download and uncompress the discoSnp++ from the discoSnp github page: </text:p>
          <text:list>
            <text:list-item>
              <text:p text:style-name="P39">“https://github.com/GATB/DiscoSnp”</text:p>
            </text:list-item>
          </text:list>
        </text:list-item>
        <text:list-item>
          <text:p text:style-name="P39">Compile programs (for source versions): </text:p>
          <text:list>
            <text:list-item>
              <text:p text:style-name="P39">“sh INSTALL”</text:p>
            </text:list-item>
          </text:list>
        </text:list-item>
        <text:list-item>
          <text:p text:style-name="P39">Run the simple example:</text:p>
          <text:list>
            <text:list-item>
              <text:p text:style-name="P39">“./run_discoSnp++.sh -r test/fof.txt -T”</text:p>
            </text:list-item>
          </text:list>
        </text:list-item>
      </text:list>
      <text:p text:style-name="P4"><text:span text:style-name="T19"><text:s text:c="3"/></text:span><text:span text:style-name="T15"><text:tab/></text:span></text:p>
      <text:p text:style-name="P6"/>
      <text:p text:style-name="P5"><text:span text:style-name="T19">This creates a fasta file called </text:span><text:span text:style-name="T15">discoRes_k_31_c_4_D_0_P_1_b_0_coherent.fa </text:span><text:span text:style-name="T19">containing</text:span><text:span text:style-name="T14"> </text:span><text:span text:style-name="T19">the found SNPs</text:span><text:span text:style-name="T14"> and a VCF file called <text:s/></text:span><text:span text:style-name="T15">discoRes_k_31_c_auto_D_0_P_1_b_0_withlow_coherent.vcf </text:span><text:span text:style-name="T14">containing the same variants in a VCF fashion.</text:span></text:p>
      <text:h text:style-name="P52" text:outline-level="2">Get a local copy of DiscoSnp source code</text:h>
      <text:p text:style-name="P15">git clone --recursive https://github.com/GATB/DiscoSnp.git</text:p>
      <text:p text:style-name="P15"><text:s text:c="2"/># compile the code an run a simple test on your computer</text:p>
      <text:p text:style-name="P15">cd DiscoSnp</text:p>
      <text:p text:style-name="P15">sh INSTALL</text:p>
      <text:h text:style-name="P52" text:outline-level="2">Getting a binary stable release</text:h>
      <text:p text:style-name="P11"><text:span text:style-name="T6">Binary release for Linux and Mac OSX are provided within the "Releases" tab on Github/DiscoSnp web pag </text:span><text:span text:style-name="T1">(</text:span><text:span text:style-name="T7">https://github.com/GATB/DiscoSnp)</text:span></text:p>
      <text:p text:style-name="P7"/>
      <text:p text:style-name="P7">After downloading and extracting the content of the binary archive, please run the following command from DiscoSnp home directory:</text:p>
      <text:p text:style-name="P7"/>
      <text:p text:style-name="P7"><text:s text:c="4"/>chmod +x run_discoSnp++.sh test/*.sh scripts/*.sh</text:p>
      <text:p text:style-name="P9"/>
      <text:h text:style-name="P53" text:outline-level="2">Running discoSnp++</text:h>
      <text:list xml:id="list5052849623788429994" text:style-name="L2">
        <text:list-header>
          <text:p text:style-name="P48"><text:span text:style-name="T18">The main script </text:span><text:span text:style-name="T15">run_discoSnp++.sh</text:span><text:span text:style-name="T18"> automatically runs the three modules (1/ SNP detection; 2/ read coverage and quality computations; 3/ VCF creation). You will provide the following information:</text:span></text:p>
          <text:p text:style-name="P49"/>
        </text:list-header>
      </text:list>
      <text:p text:style-name="P12">OPTIONS RELATED TO VARIANT CALLING</text:p>
      <text:list xml:id="list2116489960" text:continue-numbering="true" text:style-name="L2">
        <text:list-item>
          <text:list>
            <text:list-item>
              <text:p text:style-name="P41"><text:span text:style-name="T21">-r (read_sets) file_of_files.txt: File indicating the localization of the read files. Note that these files may be in fastq, or fasta, gzipped or not. <text:line-break/></text:span><text:span text:style-name="T20">This is the only mandatory parameter.<text:line-break/></text:span><text:span text:style-name="T21">See the dedicated section describing the file of file format. </text:span></text:p>
            </text:list-item>
            <text:list-item>
              <text:p text:style-name="P42">-g: reuse a previously created graph (.h5 file) with same prefix and same k, c and C parameters. Using this option enables to reuse a graph created during a previous experiment with same prefix name same k, c and C values. Else, by default, if such a graph exists, it is overwritten. WARNING: use this option only if you are sure the read set(s) used are the same than those previously used for creating the graph.</text:p>
            </text:list-item>
            <text:list-item>
              <text:p text:style-name="P42"><text:soft-page-break/>-b branching_strategy: <text:s/>branching filtering approach. This parameters influences the precision recall. </text:p>
              <text:list>
                <text:list-item>
                  <text:p text:style-name="P42">0: variants for which any of the two paths is branching are discarded (high precision, lowers the recall in complex genomes). Default value</text:p>
                </text:list-item>
                <text:list-item>
                  <text:p text:style-name="P42">1: (smart branching) forbid SNPs for wich the two paths are branching (e.g. the two paths can be created either with a 'A' or a 'C' at the same position </text:p>
                </text:list-item>
                <text:list-item>
                  <text:p text:style-name="P40">2: No limitation on branching (lowers the precision, high recall)"</text:p>
                </text:list-item>
              </text:list>
            </text:list-item>
            <text:list-item>
              <text:p text:style-name="P41">-s value. In b2 mode only: maximal number of symmetrical croasroads traversed while trying to close a bubble. Default: no limit</text:p>
            </text:list-item>
            <text:list-item>
              <text:p text:style-name="P41">-D value. If specified, discoSnp++ will search for deletions of size from 1 to D included. Default=0</text:p>
            </text:list-item>
            <text:list-item>
              <text:p text:style-name="P41">-P value. discoSnp++ will search up to P SNPs in a unique bubble. Default=1. </text:p>
            </text:list-item>
            <text:list-item>
              <text:p text:style-name="P42">-p prefix_name: <text:span text:style-name="T8">All out files will start with this prefix. Default="discoRes"</text:span></text:p>
            </text:list-item>
            <text:list-item>
              <text:p text:style-name="P42">-l: remove low complexity bubbles</text:p>
            </text:list-item>
            <text:list-item>
              <text:p text:style-name="P42">-k kmer_size: <text:s/>size of kmers (default: 31)</text:p>
            </text:list-item>
            <text:list-item>
              <text:p text:style-name="P42">-t: extends each polymorphism with left and right unitigs</text:p>
            </text:list-item>
            <text:list-item>
              <text:p text:style-name="P42">-T: extends each polymorphism with left and right contigs</text:p>
            </text:list-item>
            <text:list-item>
              <text:p text:style-name="P42">-c value. Minimal coverage per read set: Used by kissnp2 (don't use kmers with lower coverage) and kissreads (read coherency threshold). A kmer is conserved only if its coverage is “solid” in a read set. For being “solid” for a read set, a kmer coverage must be higher or equal to the threshold of this read set. Default=auto.</text:p>
              <text:p text:style-name="P42">The minimal coverage may be <text:span text:style-name="T30">either</text:span> : </text:p>
              <text:list>
                <text:list-item>
                  <text:p text:style-name="P42">Equal to a fixed value, equal for all read sets. </text:p>
                  <text:list>
                    <text:list-item>
                      <text:p text:style-name="P42">Example: -c 4</text:p>
                    </text:list-item>
                  </text:list>
                </text:list-item>
                <text:list-item>
                  <text:p text:style-name="P42">Distinct for each read set</text:p>
                  <text:list>
                    <text:list-item>
                      <text:p text:style-name="P42">Example with three read sets: -c 4,5,17</text:p>
                    </text:list-item>
                  </text:list>
                </text:list-item>
                <text:list-item>
                  <text:p text:style-name="P42">Automatically detected</text:p>
                  <text:list>
                    <text:list-item>
                      <text:p text:style-name="P42">Example -c auto</text:p>
                    </text:list-item>
                  </text:list>
                </text:list-item>
                <text:list-item>
                  <text:p text:style-name="P42">Automatically detected for one or some of the read sets:</text:p>
                  <text:list>
                    <text:list-item>
                      <text:p text:style-name="P42">Example with three read sets: -c 4,auto,7</text:p>
                    </text:list-item>
                  </text:list>
                  <text:p text:style-name="P42"/>
                </text:list-item>
              </text:list>
              <text:p text:style-name="P42">Note the if the number of provided values is lower than the number of read sets, the last value applies for all remaining read sets:</text:p>
              <text:list>
                <text:list-item>
                  <text:list>
                    <text:list-item>
                      <text:p text:style-name="P42">Example with three read sets: </text:p>
                      <text:list>
                        <text:list-item>
                          <text:p text:style-name="P42">-c 4,7 applies -c 4,7,7</text:p>
                        </text:list-item>
                        <text:list-item>
                          <text:p text:style-name="P42">-c 4,auto applies -c 4,auto,auto</text:p>
                        </text:list-item>
                      </text:list>
                    </text:list-item>
                  </text:list>
                </text:list-item>
              </text:list>
            </text:list-item>
            <text:list-item>
              <text:p text:style-name="P42">-C value. Maximal coverage per read set: Used by kissnp2 (don't use kmers with higher coverage). Default=2^31-1</text:p>
            </text:list-item>
            <text:list-item>
              <text:p text:style-name="P42">-d error_threshold: max number of errors per read (used by <text:span text:style-name="T29">kissreads2</text:span> only). <text:line-break/>Default 1</text:p>
            </text:list-item>
            <text:list-item>
              <text:p text:style-name="P42">-n: do not compute the genotypes</text:p>
            </text:list-item>
            <text:list-item>
              <text:p text:style-name="P42">-u: max number of used threads</text:p>
              <text:p text:style-name="P42"/>
            </text:list-item>
          </text:list>
          <text:p text:style-name="P44">Options related to VCF_Creator AND to the possible usage of a reference genome</text:p>
          <text:list text:continue-numbering="true">
            <text:list-item>
              <text:p text:style-name="P42">-G reference_file: reference genome file (fasta, fastq, gzipped or nor). In absence of this file the VCF created by VCF_creator won't contain mapping related results</text:p>
            </text:list-item>
            <text:list-item>
              <text:p text:style-name="P42">-R: use the reference file also in the variant calling, not only for mapping results. In this case, all the kmers of the reference file are used for calling variants. <text:s/>Note that the kissreads2 results won't show read coverage for the reference. </text:p>
            </text:list-item>
            <text:list-item>
              <text:p text:style-name="P42">-B: bwa path . e.g. /home/me/my_programs/bwa-0.7.12/ (note that bwa must be pre-<text:soft-page-break/>compiled)</text:p>
              <text:list>
                <text:list-item>
                  <text:p text:style-name="P42">Optional unless option -G used and bwa is not in the binary path</text:p>
                </text:list-item>
              </text:list>
            </text:list-item>
            <text:list-item>
              <text:p text:style-name="P42">-M: Maximal number of mapping errors during BWA mapping phase. Default 4</text:p>
              <text:list>
                <text:list-item>
                  <text:p text:style-name="P42">Useless unless mapping on reference genome is required (option -G).</text:p>
                </text:list-item>
              </text:list>
            </text:list-item>
          </text:list>
        </text:list-item>
      </text:list>
      <text:p text:style-name="P8"><text:span text:style-name="T18">Additionally you may change some kissnp2 / kissreads2 / VCF_creator options. In this case you may change the two corresponding lines in the </text:span><text:span text:style-name="T14">run_discoSnp++.sh </text:span><text:span text:style-name="T18">file. To know the possible options, run </text:span><text:span text:style-name="T14">./build/tools/kissnp2/kissnp2</text:span><text:span text:style-name="T18"> and/or </text:span><text:span text:style-name="T14">./build/tools/kissreads2/kissreads2</text:span><text:span text:style-name="T18"> and/or </text:span><text:span text:style-name="T14">./run_VCF_creator.sh</text:span><text:span text:style-name="T18"> <text:s/>without options. Note that usually, changing these options is not necessary. </text:span></text:p>
      <text:list xml:id="list351753119" text:continue-numbering="true" text:style-name="L2">
        <text:list-header>
          <text:p text:style-name="P42"><text:line-break/></text:p>
        </text:list-header>
      </text:list>
      <text:p text:style-name="P8"><text:span text:style-name="T17">Input file of files format</text:span><text:span text:style-name="T18">:</text:span></text:p>
      <text:p text:style-name="P12">The input read sets are provided using a file of file(s). The file of file(s) contains on each line a read file or another file of file(s).</text:p>
      <text:p text:style-name="P12">Let's look to a few usual cases (italic strings indicate the composition of a file):</text:p>
      <text:list xml:id="list1833746348432526083" text:style-name="L3">
        <text:list-item>
          <text:p text:style-name="P43">Case1: I've a unique read set composed of a unique read file (reads.fq.gz). </text:p>
          <text:list>
            <text:list-item>
              <text:p text:style-name="P43">fof.txt:</text:p>
              <text:list>
                <text:list-header>
                  <text:p text:style-name="P45">reads.fq.gz</text:p>
                </text:list-header>
              </text:list>
            </text:list-item>
          </text:list>
        </text:list-item>
        <text:list-item>
          <text:p text:style-name="P43">Case2: I've a unique read set composed of a couple of read files (reads_R1.fq.gz and reads_R2.fq.gz). This may be the case in case of pair end sequencing.</text:p>
          <text:list>
            <text:list-item>
              <text:p text:style-name="P43">fof.txt:</text:p>
              <text:list>
                <text:list-header>
                  <text:p text:style-name="P47"><text:span text:style-name="T13">fof_reads.txt</text:span>:</text:p>
                </text:list-header>
                <text:list-item>
                  <text:p text:style-name="P47">with fof_reads.txt:</text:p>
                  <text:list>
                    <text:list-header>
                      <text:p text:style-name="P46">reads_R1.fq.gz<text:line-break/>reads_R2.fq.gz</text:p>
                    </text:list-header>
                  </text:list>
                </text:list-item>
              </text:list>
            </text:list-item>
          </text:list>
        </text:list-item>
        <text:list-item>
          <text:p text:style-name="P47">Case3: I've two read sets each composed of a unique read file: reads1.fq.gz and reads2.fq.gz:</text:p>
          <text:list>
            <text:list-item>
              <text:p text:style-name="P47">fof.txt:</text:p>
              <text:list>
                <text:list-header>
                  <text:p text:style-name="P46">reads1.fq.gz<text:line-break/>reads2.fq.gz</text:p>
                </text:list-header>
              </text:list>
            </text:list-item>
          </text:list>
        </text:list-item>
        <text:list-item>
          <text:p text:style-name="P47">Case4: <text:s/>I've two read sets each composed two read files: reads1_R1.fq.gz and reads1_R2.fq.gz and <text:s/>reads2_R1.fq.gz and reads2_R2.fq.gz:</text:p>
          <text:list>
            <text:list-item>
              <text:p text:style-name="P47">fof.txt:</text:p>
              <text:list>
                <text:list-header>
                  <text:p text:style-name="P47"><text:span text:style-name="T13">fof_reads1.txt</text:span><text:line-break/><text:span text:style-name="T13">fof_reads2.txt</text:span></text:p>
                </text:list-header>
                <text:list-item>
                  <text:p text:style-name="P47">fof_reads1.txt</text:p>
                  <text:list>
                    <text:list-header>
                      <text:p text:style-name="P47"><text:span text:style-name="T13">reads1_R1.fq.gz</text:span><text:line-break/><text:span text:style-name="T13">reads1_R2.fq.gz</text:span></text:p>
                    </text:list-header>
                  </text:list>
                </text:list-item>
                <text:list-item>
                  <text:p text:style-name="P47">fof_reads2.txt:</text:p>
                  <text:list>
                    <text:list-header>
                      <text:p text:style-name="P47"><text:span text:style-name="T13">reads2_R1.fq.gz</text:span><text:line-break/><text:span text:style-name="T13">reads2_R2.fq.gz</text:span></text:p>
                    </text:list-header>
                  </text:list>
                </text:list-item>
              </text:list>
            </text:list-item>
          </text:list>
        </text:list-item>
        <text:list-item>
          <text:p text:style-name="P46">and so on...</text:p>
          <text:p text:style-name="P43"/>
        </text:list-item>
      </text:list>
      <text:p text:style-name="P23">Correspondance between read set file names and the Ci or Gi values</text:p>
      <text:p text:style-name="P28">DiscoSnp++ provides a file ${prefix}_read_files_correspondance.txt (with ${prefix} provided by the -p option, equal to “discoRes” by default) provinding the correspondance between the read file names, and the read sets. Given the previously provided examples, this file would contain:</text:p>
      <text:list xml:id="list8175576472405017084" text:style-name="L4">
        <text:list-item>
          <text:p text:style-name="P55">case1:</text:p>
          <text:p text:style-name="P57"><text:span text:style-name="T16">C_1 </text:span><text:span text:style-name="T13">reads.fq.gz</text:span></text:p>
        </text:list-item>
        <text:list-item>
          <text:p text:style-name="P57"><text:span text:style-name="T16">case2:</text:span><text:span text:style-name="T13"> </text:span></text:p>
          <text:p text:style-name="P55"><text:soft-page-break/>C_1 <text:span text:style-name="T13">reads_R1.fq.gz reads_R2.fq.gz</text:span></text:p>
        </text:list-item>
        <text:list-item>
          <text:p text:style-name="P55">case3:</text:p>
          <text:p text:style-name="P55">C_1 <text:s/><text:span text:style-name="T13">reads_R1.fq.gz</text:span></text:p>
          <text:p text:style-name="P55">C_2 <text:s/><text:span text:style-name="T13">reads_R2.fq.gz</text:span></text:p>
        </text:list-item>
        <text:list-item>
          <text:p text:style-name="P55">case4:</text:p>
          <text:p text:style-name="P55">C_1 <text:span text:style-name="T13">reads1_R1.fq.gz reads1_R2.fq.gz</text:span></text:p>
          <text:p text:style-name="P55">C_2 <text:span text:style-name="T13">reads2_R2.fq.gz reads2_R2.fq.gz</text:span></text:p>
        </text:list-item>
      </text:list>
      <text:p text:style-name="P26"/>
      <text:h text:style-name="Heading_20_2" text:outline-level="2"><text:span text:style-name="T17">Sample example</text:span><text:span text:style-name="T18">:</text:span></text:h>
      <text:list xml:id="list1463798796" text:continue-list="list351753119" text:style-name="L2">
        <text:list-item>
          <text:list>
            <text:list-header>
              <text:p text:style-name="P50">You can test discoSnp++ on a toy example containing 3 SNPs. In the discoSnp++ directory, type:</text:p>
            </text:list-header>
          </text:list>
        </text:list-item>
      </text:list>
      <text:p text:style-name="P10"><text:span text:style-name="T24">./run_discoSnp++.sh -r fof.txt </text:span>-T</text:p>
      <text:p text:style-name="P10"/>
      <text:p text:style-name="P11">(use -T in order to obtain the left and right contigs of each found polymorphism)</text:p>
      <text:h text:style-name="P53" text:outline-level="2">Output</text:h>
      <text:p text:style-name="P18">(Results with close SNPs and indels are given at the end of this document)</text:p>
      <text:list xml:id="list8284952293726791817" text:style-name="L5">
        <text:list-item>
          <text:p text:style-name="P59"><text:span text:style-name="T20">Final fasta results are in </text:span><text:span text:style-name="T9">discoRes_k_31_c_auto_D_0_P_1_b_0_coherent.fa</text:span><text:span text:style-name="T20"> file. </text:span><text:span text:style-name="T21">This is a simple fasta file composed of a succession of pairs of sequences. Each pair corresponds to a SNP. Let's look at an example :</text:span></text:p>
        </text:list-item>
      </text:list>
      <text:p text:style-name="P29">&gt;SNP_higher_path_3|P_1:30_C/G|high|nb_pol_1|left_unitig_length_86|right_unitig_length_261|left_contig_length_168|right_contig_length_764|C1_124|C2_0|G1_0/0|G2_1/1|rank_1.00000</text:p>
      <text:p text:style-name="P29">cgtcggaattgctatagcccttgaacgctacatgcacgataccaagttatgtatggaccgggtcatcaataggttatagccttgtagttaacatgtagcccggccctattagtacagtagtgccttcatcggcattctgtttattaagttttttctacagcaaaacgatCAAGTGCACTTCCACAGAGCGCGGTAGAGA<text:span text:style-name="T27">G</text:span>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p>
      <text:p text:style-name="P29">&gt;SNP_lower_path_3|P_1:30_C/G|high|nb_pol_1|left_unitig_length_86|right_unitig_length_261|left_contig_length_168|right_contig_length_764|C1_0|C2_134|G1_0/0|G2_1/1|rank_1.00000</text:p>
      <text:p text:style-name="P29"><text:span text:style-name="T10">cgtcggaattgctatagcccttgaacgctacatgcacgataccaagttatgtatggaccgggtcatcaataggttatagccttgtagttaacatgtagcccggccctattagtacagtagtgccttcatcggcattctgtttattaagttttttctacagcaaaacgatCAAGTGCACTTCCACAGAGCGCGGTAGAGA</text:span><text:span text:style-name="T26">C</text:span><text:span text:style-name="T10">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span></text:p>
      <text:list xml:id="list847066258652990350" text:style-name="L6">
        <text:list-item>
          <text:p text:style-name="P60">In this example a SNP G/C is found (underlined here and indicated in the comment). The central sequence of length 2k-1 (here 2*31-1=61) is seen in upper case, while the two (left and right) extensions are seen in lower case. </text:p>
        </text:list-item>
        <text:list-item>
          <text:p text:style-name="P60">The comments are formatted as follow :</text:p>
        </text:list-item>
      </text:list>
      <text:p text:style-name="P30"><text:soft-page-break/><text:tab/>&gt;SNP_<text:span text:style-name="T13">higher/lower_</text:span>path_<text:span text:style-name="T13">id</text:span>|P_i:pos_Alt1/Alt2|<text:span text:style-name="T13">high/low|left_unitig_length_int|</text:span><text:span text:style-name="T13">right_unitigtig_length_int|left_contig_length_int|right_contig_length_int</text:span>|C1_<text:span text:style-name="T13">int</text:span>|C2_<text:span text:style-name="T13">int</text:span>|[Q1_<text:span text:style-name="T13">int</text:span>|Q2_<text:span text:style-name="T13">int</text:span>|]rank_<text:span text:style-name="T13">float</text:span></text:p>
      <text:list xml:id="list3003073203316255620" text:style-name="L7">
        <text:list-header>
          <text:p text:style-name="P62"/>
        </text:list-header>
        <text:list-item>
          <text:p text:style-name="P61"><text:span text:style-name="T13">higher/lower: </text:span><text:span text:style-name="T16">one of the two alleles </text:span></text:p>
        </text:list-item>
        <text:list-item>
          <text:p text:style-name="P61"><text:span text:style-name="T13">id: </text:span><text:span text:style-name="T16">id of the SNP: each SNP (couple of sequences) has a unique id, here 3.</text:span></text:p>
        </text:list-item>
        <text:list-item>
          <text:p text:style-name="P61"><text:span text:style-name="T17">[FOR SNPs] </text:span><text:span text:style-name="T13">P_i:pos_Alt1/Alt2: </text:span><text:span text:style-name="T16">Information about a i</text:span><text:span text:style-name="T28">th</text:span><text:span text:style-name="T16"> SNP (If more than a unique SNP </text:span><text:span text:style-name="T16">is found, the following format is used: </text:span><text:span text:style-name="T13">P_1:pos_Alt1/Alt2,P_2:pos_Alt1/Alt2,...</text:span></text:p>
        </text:list-item>
        <text:list-item>
          <text:p text:style-name="P67"><text:span text:style-name="T13">pos</text:span><text:span text:style-name="T16">: position of the SNP with respect to the starting position of the bubble, i.e. the starting of the upper case sequence.</text:span></text:p>
        </text:list-item>
        <text:list-item>
          <text:p text:style-name="P67"><text:span text:style-name="T13">Alt1</text:span><text:span text:style-name="T16">: One of the two alleles</text:span></text:p>
        </text:list-item>
        <text:list-item>
          <text:p text:style-name="P67"><text:span text:style-name="T13">Alt2</text:span><text:span text:style-name="T16">: the other</text:span></text:p>
        </text:list-item>
      </text:list>
      <text:p text:style-name="P27"/>
      <text:list xml:id="list2065312294" text:continue-numbering="true" text:style-name="L7">
        <text:list-item>
          <text:p text:style-name="P63">[FOR INDELS] <text:span text:style-name="T14">P_1:pos_size_repeatSize</text:span></text:p>
          <text:list>
            <text:list-item>
              <text:p text:style-name="P63"><text:span text:style-name="T14">pos: </text:span><text:span text:style-name="T19">predicted position of the indel with respect to the starting position of the bubble, i.e. the starting of the upper case sequence.</text:span></text:p>
            </text:list-item>
            <text:list-item>
              <text:p text:style-name="P64"><text:span text:style-name="T19">size: </text:span><text:span text:style-name="T18">predicted size of the indel</text:span></text:p>
            </text:list-item>
            <text:list-item>
              <text:p text:style-name="P64"><text:span text:style-name="T19">repeatSize: </text:span><text:span text:style-name="T18">Size of the longest sequence both prefix of the indel and prefix of the sequence located just after the insertion. </text:span><text:span text:style-name="T16">Remark</text:span><text:span text:style-name="T18">. This information is useful as the real indel may be located <text:s/>in </text:span><text:span text:style-name="T19">[pos, pos+repeatSize]</text:span><text:span text:style-name="T18">.</text:span></text:p>
            </text:list-item>
          </text:list>
        </text:list-item>
        <text:list-item>
          <text:p text:style-name="P61"><text:span text:style-name="T13">high/low</text:span><text:span text:style-name="T16">: sequence complexity. If the sequece if of low complexity (</text:span><text:span text:style-name="T13">e.g. </text:span><text:span text:style-name="T16">ATATATATATATATAT) this variable would be </text:span><text:span text:style-name="T13">low</text:span></text:p>
        </text:list-item>
        <text:list-item>
          <text:p text:style-name="P65">nb_pol: <text:span text:style-name="T16">number of polymorphism. </text:span></text:p>
        </text:list-item>
        <text:list-item>
          <text:p text:style-name="P62">left_unitig_length: size of the full left extension. Here 86</text:p>
        </text:list-item>
        <text:list-item>
          <text:p text:style-name="P62">right_unitig_length: size of the right extension. Here 261</text:p>
        </text:list-item>
        <text:list-item>
          <text:p text:style-name="P62">left_contig_length: size of the full left extension. Here 169</text:p>
        </text:list-item>
        <text:list-item>
          <text:p text:style-name="P62">right_contig_length: size of the right extension. Here 764</text:p>
        </text:list-item>
        <text:list-item>
          <text:p text:style-name="P62">C1: number of reads mapping the central upper case sequence from the first read set. Note that (see bellow), the correspondance between Ci and the read file names is provided in file “<text:span text:style-name="T13">discoRes_read_files_correspondance.txt</text:span>”.</text:p>
        </text:list-item>
        <text:list-item>
          <text:p text:style-name="P62">C2: number of reads mapping the central upper case sequence from the second read set</text:p>
        </text:list-item>
        <text:list-item>
          <text:p text:style-name="P62">C3 [if input data were at least 3 read sets]: <text:s/>number of reads mapping the central upper case sequence from the third read set</text:p>
        </text:list-item>
        <text:list-item>
          <text:p text:style-name="P62">C4, C5, ...</text:p>
        </text:list-item>
        <text:list-item>
          <text:p text:style-name="P62">Q1 [if reads were given in fastq]: average phred quality of the central nucleotide (here A or T) from the mapped reads from the first read set.</text:p>
        </text:list-item>
        <text:list-item>
          <text:p text:style-name="P62">Q2 [if reads were given in fastq]: average phred quality of the central nucleotide (here A or T) from the mapped reads from the second read set.</text:p>
        </text:list-item>
        <text:list-item>
          <text:p text:style-name="P62">Q3 [if the data were at least 3 fastq read sets]: average phred quality of the central nucleotide (here A or T) from the mapped reads from the third read set.</text:p>
        </text:list-item>
        <text:list-item>
          <text:p text:style-name="P62"><text:soft-page-break/>Q4, Q5, …</text:p>
        </text:list-item>
        <text:list-item>
          <text:p text:style-name="P62">G1: Genotype of the variant in the first read set (considering the higher path as the reference)</text:p>
        </text:list-item>
        <text:list-item>
          <text:p text:style-name="P62">G2: Genotype of the variant in the second read set (considering the higher path as the</text:p>
        </text:list-item>
        <text:list-item>
          <text:p text:style-name="P62">G3, G4, ...</text:p>
        </text:list-item>
        <text:list-item>
          <text:p text:style-name="P62">rank: ranks the predictions according to their read coverage in each condition favoring SNPs that are discriminant between conditions (Phi coefficient) (see publication)</text:p>
        </text:list-item>
      </text:list>
      <text:h text:style-name="Heading_20_3" text:outline-level="3">Extensions: differences between unitig and contigs </text:h>
      <text:p text:style-name="Text_20_body">By default in the pipeline, the found SNPs (of length 2k-1) are extended using a contiger. The output contains such contigs and their lengths are shown in the header (left_contig_length and right_contig_length). Moreover, a contig may hide some small polymorphism such as substitutions and/or indels. The output also proposes the length of the longuest extension not containing any such polymorphism. These extensions are called unitigs (defined as « A uniquely assembleable subset of overlapping fragments »).</text:p>
      <text:h text:style-name="Heading_20_3" text:outline-level="3"/>
      <text:h text:style-name="Heading_20_2" text:outline-level="2">Second created file (from VCF_Creator):</text:h>
      <text:p text:style-name="P20">The previous example: <text:s/><text:span text:style-name="T25">./run_discoSnp++.sh -r fof.txt </text:span><text:span text:style-name="T23">-T </text:span><text:span text:style-name="T22">also generated a vcf file: </text:span><text:span text:style-name="T23">discoRes_k_31_c_auto_D_0_P_1_b_0_coherent.vcf. </text:span><text:span text:style-name="T22">As we didn't provided a reference file, the VCF contains no mapping position on a reference. Instead, each variant position correspond to the mapping of itself on its own sequence. For instance: </text:span></text:p>
      <text:p text:style-name="P21">SNP_higher_path_3 <text:s text:c="6"/>196 <text:s text:c="4"/>3 <text:s text:c="6"/>C <text:s text:c="6"/>G <text:s text:c="6"/>. <text:s text:c="6"/>. <text:s text:c="6"/>Ty=SNP;Rk=1;UL=86;UR=261;CL=166;CR=761 <text:s/>GT:DP:PL:AD <text:s text:c="4"/>0/0:124:10,378,2484:124,0 <text:s text:c="6"/>1/1:134:2684,408,10:0,134</text:p>
      <text:p text:style-name="Text_20_body">corresponds to the previously explained SNP. It maps at position 196. </text:p>
      <text:p text:style-name="Text_20_body">By adding a reference file: <text:s/><text:span text:style-name="T31">./run_discoSnp++.sh -r fof.txt -T -G data_sample/reference_genome.fa </text:span><text:span text:style-name="T32">the vcf file includes mapping information:</text:span></text:p>
      <text:p text:style-name="P22">chromosome <text:s text:c="5"/>117 <text:s text:c="4"/>3 <text:s text:c="6"/>C <text:s text:c="6"/>G <text:s text:c="6"/>. <text:s text:c="6"/>PASS <text:s text:c="3"/>Ty=SNP;Rk=1;DT=-1;UL=86;UR=261;CL=166;CR=761;Genome=C;Sd=1 <text:s text:c="5"/>GT:DP:PL:AD <text:s text:c="4"/>0/0:124:10,378,2484:124,0 <text:s text:c="6"/>1/1:134:2684,408,10:0,134</text:p>
      <text:p text:style-name="Text_20_body">See documentation specific to VCF_creator for more information: <text:span text:style-name="T13">doc/vcf_creator_user_guide.pdf</text:span></text:p>
      <text:h text:style-name="P53" text:outline-level="2">Output Analyze</text:h>
      <text:list xml:id="list6618895235329154927" text:style-name="L8">
        <text:list-item>
          <text:p text:style-name="P66"><text:span text:style-name="T20">From a fasta format to a csv format: </text:span><text:span text:style-name="T21">If you wish to analyze the results in a tabulated format: </text:span></text:p>
          <text:list>
            <text:list-item>
              <text:p text:style-name="P58"># python output_analyses/discoSnp++_to_csv.py discoSnp++_output.fa </text:p>
            </text:list-item>
            <text:list-item>
              <text:p text:style-name="P56">will output a .csv tabulated file containing on each line the content of 4 lines of the .fa, replacing the '|' character by comma ',' and removing the CX_</text:p>
            </text:list-item>
          </text:list>
        </text:list-item>
      </text:list>
      <text:h text:style-name="P54" text:outline-level="2">Exemples of close SNPs and indels</text:h>
      <text:p text:style-name="P35">Exemple of a multiple SNP:</text:p>
      <text:list xml:id="list1349663104" text:continue-numbering="true" text:style-name="L8">
        <text:list-item>
          <text:list>
            <text:list-header>
              <text:p text:style-name="P68">&gt;SNP_higher_path_766|P_1:30_A/T,P_2:34_C/G|high|nb_pol_2|C1_0|C2_0|C3_28|G1_1/1|G2_1/1|G3_0/0|rank_1.00000</text:p>
              <text:p text:style-name="P68">AGCGCACAAGGCGTTAGGCGGGCTGGATATAATGCCGCTGGTCGCCGGGAAACAGGTTGCCATTC</text:p>
              <text:p text:style-name="P68"><text:soft-page-break/>&gt;SNP_lower_path_766|P_1:30_A/T,P_2:34_C/G|high|nb_pol_2|C1_45|C2_43|C3_0|G1_1/1|G2_1/1|G3_0/0|rank_1.00000</text:p>
              <text:p text:style-name="P68">AGCGCACAAGGCGTTAGGCGGGCTGGATATTATGGCGCTGGTCGCCGGGAAACAGGTTGCCATTC</text:p>
            </text:list-header>
          </text:list>
        </text:list-item>
      </text:list>
      <text:p text:style-name="Text_20_body"/>
      <text:p text:style-name="Text_20_body">Note that a unique genotype is proposed for close SNPs</text:p>
      <text:p text:style-name="P36"/>
      <text:list xml:id="list1489633621" text:continue-numbering="true" text:style-name="L8">
        <text:list-item>
          <text:list>
            <text:list-header>
              <text:p text:style-name="P69">Exemple of an indel:</text:p>
              <text:p text:style-name="P68">&gt;INDEL_higher_path_3756|P_1:30_8_3|high|nb_pol_1|C1_28|C2_0|C3_0|G1_0/0|G2_1/1|G3_1/1|rank_1.00000</text:p>
              <text:p text:style-name="P68">AGGCGACCGAGAAAATGGAGAACGTGCGCATCGCTGTTTATTAATGCCCGTTCGGCG</text:p>
              <text:p text:style-name="P68">&gt;INDEL_lower_path_3756|P_1:30_8_3|high|nb_pol_1|C1_0|C2_42|C3_44|G1_0/0|G2_1/1|G3_1/1|rank_1.00000</text:p>
              <text:p text:style-name="P68">AGGCGACCGAGAAAATGGAGAACGTGCGCAAGCGGGCATCGCTGTTTATTAATGCCCGTTCGGCG</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Liberation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Peterlongo</meta:initial-creator>
    <meta:creation-date>2011-02-09T16:16:18</meta:creation-date>
    <dc:date>2016-06-09T13:47:59</dc:date>
    <meta:editing-duration>P3DT19H36M25S</meta:editing-duration>
    <meta:editing-cycles>312</meta:editing-cycles>
    <meta:generator>OpenOffice/4.1.2$Unix OpenOffice.org_project/412m3$Build-9782</meta:generator>
    <dc:creator>Pierre Peterlongo</dc:creator>
    <meta:document-statistic meta:table-count="0" meta:image-count="0" meta:object-count="0" meta:page-count="8" meta:paragraph-count="189" meta:word-count="2254" meta:character-count="17130"/>
  </office:meta>
</office:document-meta>
</file>